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moteCacheAttributes.setRemoteType( int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Attributes.setRemotePort( int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Attributes.setRemoteServiceName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Attributes.getLocalClusterConsistenc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Attributes.getZombieQueueMax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RemoteCacheAttributes.setLocalClusterConsistency( boolean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Attributes.isRece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Attributes.setFailoverIndex( int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Attributes.getRmiSocketFactoryTimeoutMilli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Attributes.getFailover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Attributes.setFailovers( String [ ]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Attributes.getGetTimeoutMilli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Attributes.RemoteCache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Attributes.setFailoverServers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Attributes.setLocalPort( int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Attributes.getRemoteServic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Attributes.getFailoverServ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Attributes.getLocal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Attributes.getRemote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Attributes.setRemoteHost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Attributes.getGet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Attributes.getRemoteTypeNam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moteCacheAttributes.cop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moteCacheAttributes.setThreadPool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Attributes.setRemoteTypeName( String 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moteCacheAttributes.getRemot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Attributes.getFailov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Attributes.setZombieQueueMaxSize( int zombieQueueMax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Attributes.getThreadPoo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Attributes.getRemoveUponRemoteP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Attributes.setReceive( boolean rece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Attributes.setGetTimeoutMillis( int mill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Attributes.setRemoveUponRemotePut( boolean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Attributes.getRemoteH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Attributes.setRmiSocketFactoryTimeoutMillis( int rmiSocketFactoryTimeoutMill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Attributes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emoteCacheAttributes.setClusterServers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Attributes.setGetOnly( boolean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Attributes.getClusterServ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